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3.611cm" svg:height="15.71cm" svg:x="6.965cm" svg:y="0.19cm">
            <draw:object draw:notify-on-update-of-ranges="Sheet1.A1:Sheet1.A59 Sheet1.B1:Sheet1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3-11-03T12:51:26.346427420</dc:date>
    <meta:editing-duration>PT2H18M36S</meta:editing-duration>
    <meta:editing-cycles>3</meta:editing-cycles>
    <meta:generator>LibreOffice/7.6.2.1$MacOSX_X86_64 LibreOffice_project/56f7684011345957bbf33a7ee678afaf4d2ba333</meta:generator>
    <meta:document-statistic meta:table-count="1" meta:cell-count="1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612cm" svg:height="15.711cm" xlink:href=".." xlink:type="simple" chart:class="chart:scatter" chart:style-name="ch1">
        <chart:plot-area chart:style-name="ch2" table:cell-range-address="Sheet1.A1:Sheet1.B59" svg:x="0.472cm" svg:y="0.314cm" svg:width="22.668cm" svg:height="15.083cm">
          <chart:coordinate-region svg:x="1.099cm" svg:y="0.516cm" svg:width="21.852cm" svg:height="14.2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9" chart:class="chart:scatter">
            <chart:domain table:cell-range-address="Sheet1.A1:Sheet1.A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1:Sheet1.A59</svg:desc>
                </draw:g>
              </table:table-cell>
              <table:table-cell office:value-type="float" office:value="20">
                <text:p>20</text:p>
                <draw:g>
                  <svg:desc>Sheet1.B1:Sheet1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